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25in" fo:margin-left="-0.0375in" fo:margin-top="0in" fo:margin-bottom="0in" fo:break-before="auto" fo:break-after="auto" table:align="left"/>
    </style:style>
    <style:style style:name="Table1.A" style:family="table-column">
      <style:table-column-properties style:column-width="2.7563in"/>
    </style:style>
    <style:style style:name="Table1.B" style:family="table-column">
      <style:table-column-properties style:column-width="4.168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Ответы нужно давать лаконичные, достаточно продемонстрировать понимание предмета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Ф.И.О.</text:span></text:p>
          </table:table-cell>
          <table:table-cell table:style-name="Table1.B1" office:value-type="string">
            <text:p text:style-name="P3">Тарасов Андрей Валерьевич</text:p>
          </table:table-cell>
        </table:table-row>
        <table:table-row table:style-name="Table1.1">
          <table:table-cell table:style-name="Table1.B1" table:number-columns-spanned="2" office:value-type="string">
            <text:p text:style-name="P3"><text:span text:style-name="T2">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Что такое переопределение метода?</text:span></text:p>
          </table:table-cell>
          <table:table-cell table:style-name="Table1.B1" office:value-type="string">
            <text:p text:style-name="P3">изменение реализации метода в классе-наследнике по сравнению с родительским классом</text:p>
          </table:table-cell>
        </table:table-row>
        <table:table-row table:style-name="Table1.1">
          <table:table-cell table:style-name="Table1.A1" office:value-type="string">
            <text:p text:style-name="P3"><text:span text:style-name="T1">Какие бывают виды классов?</text:span></text:p>
          </table:table-cell>
          <table:table-cell table:style-name="Table1.B1" office:value-type="string">
            <text:p text:style-name="P3">обычный класс</text:p>
            <text:p text:style-name="P3">абстрактный класс</text:p>
            <text:p text:style-name="P3">анонимный класс</text:p>
            <text:p text:style-name="P3">вложенный класс</text:p>
            <text:p text:style-name="P3">статический класс</text:p>
          </table:table-cell>
        </table:table-row>
        <table:table-row table:style-name="Table1.1">
          <table:table-cell table:style-name="Table1.A1" office:value-type="string">
            <text:p text:style-name="P3"><text:span text:style-name="T1">Как и зачем можно использовать модификатор final?</text:span></text:p>
          </table:table-cell>
          <table:table-cell table:style-name="Table1.B1" office:value-type="string">
            <text:p text:style-name="P3">при определении переменной (или полей класса), запрещает переприсвоение</text:p>
            <text:p text:style-name="P3">при определении класса, запрещает наследование</text:p>
            <text:p text:style-name="P3">при определении метода, запрещает переопределение</text:p>
          </table:table-cell>
        </table:table-row>
        <table:table-row table:style-name="Table1.1">
          <table:table-cell table:style-name="Table1.A1" office:value-type="string">
            <text:p text:style-name="P3"><text:span text:style-name="T1">Какие есть варианты использования ключевого слова try?</text:span></text:p>
          </table:table-cell>
          <table:table-cell table:style-name="Table1.B1" office:value-type="string">
            <text:p text:style-name="P3">try-catch-finally - для обработки исключений</text:p>
            <text:p text:style-name="P3">try-with-resources - для автоматического закрытия ресурсов (если они имплементируют AutoCloseable) и (опционально) обработки исключений</text:p>
          </table:table-cell>
        </table:table-row>
        <table:table-row table:style-name="Table1.1">
          <table:table-cell table:style-name="Table1.A1" office:value-type="string">
            <text:p text:style-name="P3"><text:span text:style-name="T1">Какие есть стандартные реализации интерфейса List и в каких ситуациях их нужно использовать?</text:span></text:p>
          </table:table-cell>
          <table:table-cell table:style-name="Table1.B1" office:value-type="string">
            <text:p text:style-name="P3">ArrayList - относительно медленная вставка/удаление в середину списка</text:p>
            <text:p text:style-name="P3">CopyOnWriteArrayList - потокобезопасная версия ArrayList, для многопоточных приложений</text:p>
            <text:p text:style-name="P3">LinkedList - быстрее чем ArrayList вставляет/удаляет элементы в середину списка, но значительно медленнее выполняет остальные операции</text:p>
          </table:table-cell>
        </table:table-row>
        <table:table-row table:style-name="Table1.1">
          <table:table-cell table:style-name="Table1.A1" office:value-type="string">
            <text:p text:style-name="P3"><text:span text:style-name="T1">В чём основная идея стримов из пакета java.util.stream?</text:span></text:p>
          </table:table-cell>
          <table:table-cell table:style-name="Table1.B1" office:value-type="string">
            <text:p text:style-name="P3">Представление коллекции в виде потока данных</text:p>
          </table:table-cell>
        </table:table-row>
        <table:table-row table:style-name="Table1.1">
          <table:table-cell table:style-name="Table1.B1" table:number-columns-spanned="2" office:value-type="string">
            <text:p text:style-name="P3"><text:span text:style-name="T2">Разное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1">Каким критериям должна удовлетворять «хорошая» хэш-функция?</text:span></text:p>
          </table:table-cell>
          <table:table-cell table:style-name="Table1.B1" office:value-type="string">
            <text:p text:style-name="P3">Высокая скорость вычисления</text:p>
            <text:p text:style-name="P3">Минимальное количество коллизий</text:p>
          </table:table-cell>
        </table:table-row>
        <table:table-row table:style-name="Table1.1">
          <table:table-cell table:style-name="Table1.A1" office:value-type="string">
            <text:p text:style-name="P3"><text:span text:style-name="T1">В чём причина популярности и широкого распространения кодировки UTF-8?</text:span></text:p>
          </table:table-cell>
          <table:table-cell table:style-name="Table1.B1" office:value-type="string">
            <text:p text:style-name="P3">Поддерживает большинство языков, обратная совместимость с ASCII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1">Сравните форматы XML и JSON. Когда какой использовать?</text:span></text:p>
          </table:table-cell>
          <table:table-cell table:style-name="Table1.B1" office:value-type="string">
            <text:p text:style-name="P3">XML сложнее и менее гибкий, но поддерживает больше типов данных. Кроме того, из-за разметки XML файлы более громоздкие чем JSON.</text:p>
            <text:p text:style-name="P3">XML подходит для сложных структур документов, а JSON - для API</text:p>
          </table:table-cell>
        </table:table-row>
        <table:table-row table:style-name="Table1.1">
          <table:table-cell table:style-name="Table1.A1" office:value-type="string">
            <text:p text:style-name="P3"><text:span text:style-name="T1">Опишите что будет происходить «под капотом» после ввода адреса сайта в браузере и нажатия Enter?</text:span></text:p>
          </table:table-cell>
          <table:table-cell table:style-name="Table1.B1" office:value-type="string">
            <text:p text:style-name="P3">Получаем IP сервера от DNS серверов</text:p>
            <text:p text:style-name="P3">Отправляем запрос на полученный IP</text:p>
            <text:p text:style-name="P3">Сервер генерирует HTML страницу и отправляет ее браузеру</text:p>
            <text:p text:style-name="P3">Браузер получает страницу и отображает ее пользователю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9" meta:word-count="260" meta:character-count="2038" meta:non-whitespace-character-count="1817"/>
    <meta:generator>LibreOfficeDev/6.0.5.2$Linux_X86_64 LibreOffice_project/</meta:generator>
  </office:meta>
</office:document-meta>
</file>